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1217ABF6B9DCD9333F8.png" manifest:media-type="image/png"/>
  <manifest:file-entry manifest:full-path="Pictures/10000201000000A300000165C99B0E5BC42C1E0C.png" manifest:media-type="image/png"/>
  <manifest:file-entry manifest:full-path="Pictures/10000201000000EF000000F25748C0DD65FAEF03.png" manifest:media-type="image/png"/>
  <manifest:file-entry manifest:full-path="Pictures/10000201000001B900000121F7234030F1BE5A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cm" svg:stroke-color="#666666" draw:marker-start-width="0.245cm" draw:marker-end-width="0.24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1.46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ax-height="0cm" fo:min-height="0.556cm" fo:min-width="1.268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.37cm" svg:height="3cm" svg:x="17.626cm" svg:y="11.658cm">
            <draw:image xlink:href="Pictures/10000201000000A300000165C99B0E5BC42C1E0C.png" xlink:type="simple" xlink:show="embed" xlink:actuate="onLoad">
              <text:p/>
            </draw:image>
          </draw:frame>
          <draw:frame draw:style-name="gr2" draw:text-style-name="P2" draw:layer="layout" svg:width="4.744cm" svg:height="0.806cm" svg:x="15.9cm" svg:y="14.558cm">
            <draw:text-box>
              <text:p><text:span text:style-name="T1">Anwendungsserver</text:span></text:p>
            </draw:text-box>
          </draw:frame>
        </draw:g>
        <draw:g>
          <draw:g>
            <draw:frame draw:style-name="gr3" draw:text-style-name="P1" draw:layer="layout" svg:width="2.919cm" svg:height="1.913cm" svg:x="6.2cm" svg:y="13.922cm">
              <draw:image xlink:href="Pictures/10000201000001B900000121F7234030F1BE5A07.png" xlink:type="simple" xlink:show="embed" xlink:actuate="onLoad">
                <text:p/>
              </draw:image>
            </draw:frame>
            <draw:frame draw:style-name="gr4" draw:text-style-name="P2" draw:layer="layout" svg:width="1.768cm" svg:height="0.806cm" svg:x="6.775cm" svg:y="15.594cm">
              <draw:text-box>
                <text:p><text:span text:style-name="T1">Client</text:span></text:p>
              </draw:text-box>
            </draw:frame>
          </draw:g>
          <draw:g>
            <draw:frame draw:style-name="gr3" draw:text-style-name="P1" draw:layer="layout" svg:width="2.919cm" svg:height="1.913cm" svg:x="6.281cm" svg:y="10.622cm">
              <draw:image xlink:href="Pictures/10000201000001B9000001217ABF6B9DCD9333F8.png" xlink:type="simple" xlink:show="embed" xlink:actuate="onLoad">
                <text:p/>
              </draw:image>
            </draw:frame>
            <draw:frame draw:style-name="gr4" draw:text-style-name="P2" draw:layer="layout" svg:width="1.768cm" svg:height="0.806cm" svg:x="6.856cm" svg:y="12.294cm">
              <draw:text-box>
                <text:p><text:span text:style-name="T1">Client</text:span></text:p>
              </draw:text-box>
            </draw:frame>
          </draw:g>
        </draw:g>
        <draw:frame draw:style-name="gr5" draw:text-style-name="P3" draw:layer="layout" svg:width="2.175cm" svg:height="2.202cm" svg:x="23.064cm" svg:y="12.475cm">
          <draw:image xlink:href="Pictures/10000201000000EF000000F25748C0DD65FAEF03.png" xlink:type="simple" xlink:show="embed" xlink:actuate="onLoad">
            <text:p/>
          </draw:image>
        </draw:frame>
        <draw:frame draw:style-name="gr2" draw:text-style-name="P2" draw:layer="layout" svg:width="2.898cm" svg:height="0.806cm" svg:x="22.702cm" svg:y="14.558cm">
          <draw:text-box>
            <text:p><text:span text:style-name="T1">Datenbank</text:span></text:p>
          </draw:text-box>
        </draw:frame>
        <draw:line draw:style-name="gr6" draw:text-style-name="P1" draw:layer="layout" svg:x1="9cm" svg:y1="11.6cm" svg:x2="12.2cm" svg:y2="12.6cm">
          <text:p/>
        </draw:line>
        <draw:line draw:style-name="gr6" draw:text-style-name="P1" draw:layer="layout" svg:x1="8.8cm" svg:y1="15cm" svg:x2="12.2cm" svg:y2="13.8cm">
          <text:p/>
        </draw:line>
        <draw:line draw:style-name="gr6" draw:text-style-name="P1" draw:layer="layout" svg:x1="19.2cm" svg:y1="13.175cm" svg:x2="22.8cm" svg:y2="13.175cm">
          <text:p/>
        </draw:line>
        <draw:g>
          <draw:frame draw:style-name="gr1" draw:text-style-name="P1" draw:layer="layout" svg:width="1.37cm" svg:height="3cm" svg:x="12.376cm" svg:y="11.658cm">
            <draw:image xlink:href="Pictures/10000201000000A300000165C99B0E5BC42C1E0C.png" xlink:type="simple" xlink:show="embed" xlink:actuate="onLoad">
              <text:p/>
            </draw:image>
          </draw:frame>
          <draw:frame draw:style-name="gr2" draw:text-style-name="P2" draw:layer="layout" svg:width="4.917cm" svg:height="0.806cm" svg:x="10.567cm" svg:y="14.558cm">
            <draw:text-box>
              <text:p><text:span text:style-name="T1">Präsentationsserver</text:span></text:p>
            </draw:text-box>
          </draw:frame>
        </draw:g>
        <draw:line draw:style-name="gr6" draw:text-style-name="P1" draw:layer="layout" svg:x1="14cm" svg:y1="13.175cm" svg:x2="17.4cm" svg:y2="13.175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4T23:01:11.611321383</meta:creation-date>
    <dc:date>2018-02-05T07:12:34.390438416</dc:date>
    <dc:creator>Dennis Schulmeister-Zimolong</dc:creator>
    <meta:editing-duration>PT30M31S</meta:editing-duration>
    <meta:editing-cycles>5</meta:editing-cycles>
    <meta:generator>LibreOffice/5.4.4.2$Linux_X86_64 LibreOffice_project/40m0$Build-2</meta:generator>
    <meta:document-statistic meta:object-count="42"/>
  </office:meta>
</office:document-meta>
</file>